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657cm" svg:height="4.8cm" svg:x="1.4cm" svg:y="7.7cm">
          <text:p text:style-name="P1"><text:span text:style-name="T1">VA</text:span></text:p>
        </draw:rect>
        <draw:rect draw:style-name="gr2" draw:text-style-name="P1" draw:layer="layout" svg:width="6cm" svg:height="3.2cm" svg:x="5.5cm" svg:y="4.3cm">
          <text:p/>
        </draw:rect>
        <draw:rect draw:style-name="gr1" draw:text-style-name="P1" draw:layer="layout" svg:width="6cm" svg:height="4.5cm" svg:x="5.5cm" svg:y="9cm">
          <text:p text:style-name="P1">Joint-TLB</text:p>
        </draw:rect>
        <draw:rect draw:style-name="gr1" draw:text-style-name="P3" draw:layer="layout" svg:width="2.657cm" svg:height="1cm" svg:x="1.343cm" svg:y="4.5cm">
          <text:p text:style-name="P1"><text:span text:style-name="T2">PageMask</text:span></text:p>
        </draw:rect>
        <draw:rect draw:style-name="gr1" draw:text-style-name="P3" draw:layer="layout" svg:width="2.657cm" svg:height="1cm" svg:x="1.344cm" svg:y="5.9cm">
          <text:p text:style-name="P1"><text:span text:style-name="T2">AddrSpaceID</text:span></text:p>
        </draw:rect>
        <draw:line draw:style-name="gr3" draw:text-style-name="P1" draw:layer="layout" svg:x1="4cm" svg:y1="5cm" svg:x2="5.5cm" svg:y2="4.5cm">
          <text:p/>
        </draw:line>
        <draw:line draw:style-name="gr3" draw:text-style-name="P1" draw:layer="layout" svg:x1="4cm" svg:y1="6cm" svg:x2="5.5cm" svg:y2="5.5cm">
          <text:p/>
        </draw:line>
        <draw:line draw:style-name="gr3" draw:text-style-name="P1" draw:layer="layout" svg:x1="4cm" svg:y1="5cm" svg:x2="5.5cm" svg:y2="9.5cm">
          <text:p/>
        </draw:line>
        <draw:line draw:style-name="gr3" draw:text-style-name="P1" draw:layer="layout" svg:x1="4cm" svg:y1="6cm" svg:x2="5.5cm" svg:y2="10.5cm">
          <text:p/>
        </draw:line>
        <draw:line draw:style-name="gr3" draw:text-style-name="P1" draw:layer="layout" svg:x1="2cm" svg:y1="8cm" svg:x2="5.5cm" svg:y2="6.5cm">
          <text:p/>
        </draw:line>
        <draw:line draw:style-name="gr3" draw:text-style-name="P1" draw:layer="layout" svg:x1="2cm" svg:y1="8.5cm" svg:x2="5.5cm" svg:y2="7cm">
          <text:p/>
        </draw:line>
        <draw:line draw:style-name="gr3" draw:text-style-name="P1" draw:layer="layout" svg:x1="2cm" svg:y1="11.4cm" svg:x2="5.5cm" svg:y2="11.4cm">
          <text:p/>
        </draw:line>
        <draw:line draw:style-name="gr3" draw:text-style-name="P1" draw:layer="layout" svg:x1="2cm" svg:y1="12cm" svg:x2="5.5cm" svg:y2="12cm">
          <text:p/>
        </draw:line>
        <draw:frame draw:style-name="gr4" draw:text-style-name="P4" draw:layer="layout" svg:width="1.37cm" svg:height="0.569cm" svg:x="2.798cm" svg:y="7.831cm">
          <draw:text-box>
            <text:p><text:span text:style-name="T3">[63:62]</text:span></text:p>
          </draw:text-box>
        </draw:frame>
        <draw:frame draw:style-name="gr4" draw:text-style-name="P4" draw:layer="layout" svg:width="1.37cm" svg:height="0.569cm" svg:x="1.798cm" svg:y="7.132cm">
          <draw:text-box>
            <text:p><text:span text:style-name="T3">[43:13]</text:span></text:p>
          </draw:text-box>
        </draw:frame>
        <draw:frame draw:style-name="gr4" draw:text-style-name="P4" draw:layer="layout" svg:width="1.37cm" svg:height="0.569cm" svg:x="1.998cm" svg:y="10.833cm">
          <draw:text-box>
            <text:p><text:span text:style-name="T3">[43:13]</text:span></text:p>
          </draw:text-box>
        </draw:frame>
        <draw:frame draw:style-name="gr4" draw:text-style-name="P4" draw:layer="layout" svg:width="1.37cm" svg:height="0.569cm" svg:x="2.03cm" svg:y="11.5cm">
          <draw:text-box>
            <text:p><text:span text:style-name="T3">[63:62]</text:span></text:p>
          </draw:text-box>
        </draw:frame>
        <draw:line draw:style-name="gr3" draw:text-style-name="P1" draw:layer="layout" svg:x1="7.5cm" svg:y1="7.5cm" svg:x2="7.501cm" svg:y2="9cm">
          <text:p/>
        </draw:line>
        <draw:frame draw:style-name="gr4" draw:layer="layout" svg:width="1.806cm" svg:height="0.963cm" svg:x="7.408cm" svg:y="7.594cm">
          <draw:text-box>
            <text:p>miss</text:p>
          </draw:text-box>
        </draw:frame>
        <draw:frame draw:style-name="gr4" draw:layer="layout" svg:width="2.128cm" svg:height="0.963cm" svg:x="7.335cm" svg:y="4.5cm">
          <draw:text-box>
            <text:p>DTLB</text:p>
          </draw:text-box>
        </draw:frame>
        <draw:rect draw:style-name="gr2" draw:text-style-name="P1" draw:layer="layout" svg:width="5cm" svg:height="0.5cm" svg:x="6cm" svg:y="6cm">
          <text:p/>
        </draw:rect>
        <draw:frame draw:style-name="gr4" draw:text-style-name="P5" draw:layer="layout" svg:width="0.743cm" svg:height="0.806cm" svg:x="8.7cm" svg:y="6.8cm">
          <draw:text-box>
            <text:p><text:span text:style-name="T1">v</text:span></text:p>
          </draw:text-box>
        </draw:frame>
        <draw:frame draw:style-name="gr4" draw:text-style-name="P6" draw:layer="layout" svg:width="2.013cm" svg:height="0.64cm" svg:x="9.4cm" svg:y="6.931cm">
          <draw:text-box>
            <text:p><text:span text:style-name="T4">PA[39:13]</text:span></text:p>
          </draw:text-box>
        </draw:frame>
        <draw:line draw:style-name="gr5" draw:text-style-name="P1" draw:layer="layout" svg:x1="6.5cm" svg:y1="6cm" svg:x2="6.5cm" svg:y2="6.5cm">
          <text:p/>
        </draw:line>
        <draw:line draw:style-name="gr5" draw:text-style-name="P1" draw:layer="layout" svg:x1="8cm" svg:y1="6cm" svg:x2="8cm" svg:y2="6.5cm">
          <text:p/>
        </draw:line>
        <draw:line draw:style-name="gr5" draw:text-style-name="P1" draw:layer="layout" svg:x1="8.3cm" svg:y1="6cm" svg:x2="8.3cm" svg:y2="6.5cm">
          <text:p/>
        </draw:line>
        <draw:line draw:style-name="gr5" draw:text-style-name="P1" draw:layer="layout" svg:x1="8.6cm" svg:y1="6cm" svg:x2="8.6cm" svg:y2="6.5cm">
          <text:p/>
        </draw:line>
        <draw:line draw:style-name="gr5" draw:text-style-name="P1" draw:layer="layout" svg:x1="9.8cm" svg:y1="6cm" svg:x2="9.8cm" svg:y2="6.5cm">
          <text:p/>
        </draw:line>
        <draw:path draw:style-name="gr6" draw:text-style-name="P1" draw:layer="layout" svg:width="0.769cm" svg:height="0.508cm" svg:x="5.539cm" svg:y="6.499cm" svg:viewBox="0 0 770 509" svg:d="m0 508c145-10 294 21 436-29 169-60 268-223 334-378v-101">
          <text:p/>
        </draw:path>
        <draw:path draw:style-name="gr6" draw:text-style-name="P1" draw:layer="layout" svg:width="1.307cm" svg:height="0.729cm" svg:x="5.524cm" svg:y="5.783cm" svg:viewBox="0 0 1308 730" svg:d="m0 730c168-94 185-298 291-436 105-136 252-274 436-291 158-14 327 12 465 102l116 116">
          <text:p/>
        </draw:path>
        <draw:path draw:style-name="gr6" draw:text-style-name="P1" draw:layer="layout" svg:width="0.348cm" svg:height="0.596cm" svg:x="8.78cm" svg:y="6.44cm" svg:viewBox="0 0 349 597" svg:d="m0 0c63 144-95 377 175 408l145 29 29 145v15">
          <text:p/>
        </draw:path>
        <draw:path draw:style-name="gr6" draw:text-style-name="P1" draw:layer="layout" svg:width="0.857cm" svg:height="0.493cm" svg:x="9.144cm" svg:y="6.426cm" svg:viewBox="0 0 858 494" svg:d="m858 0c-83 124-167 330-378 291-148-27-312 19-437 116l-43 87">
          <text:p/>
        </draw:path>
        <draw:path draw:style-name="gr6" draw:text-style-name="P1" draw:layer="layout" svg:width="0.712cm" svg:height="0.668cm" svg:x="9.318cm" svg:y="6.397cm" svg:viewBox="0 0 713 669" svg:d="m0 0c49 142-19 326 88 436 109 113 297 86 450 102h146l29 131">
          <text:p/>
        </draw:path>
        <draw:path draw:style-name="gr6" draw:text-style-name="P1" draw:layer="layout" svg:width="0.828cm" svg:height="0.595cm" svg:x="10.074cm" svg:y="6.426cm" svg:viewBox="0 0 829 596" svg:d="m814 0c74 173-133 299-290 291-147-7-308-46-437 58l-72 145-15 102">
          <text:p/>
        </draw:path>
        <draw:path draw:style-name="gr6" draw:text-style-name="P1" draw:layer="layout" svg:width="2.572cm" svg:height="0.509cm" svg:x="5.553cm" svg:y="5.494cm" svg:viewBox="0 0 2573 510" svg:d="m0 2c150 0 301 0 451 0 145 0 290 0 436 0 150 0 301 0 451 0 145 0 291 0 436 0s291 9 436 0c136-9 359 9 349 203l14 145v146 14">
          <text:p/>
        </draw:path>
        <draw:custom-shape draw:style-name="gr7" draw:text-style-name="P2" draw:layer="layout" svg:width="5.5cm" svg:height="1cm" svg:x="13.5cm" svg:y="4.5cm">
          <text:p text:style-name="P1"><text:span text:style-name="T1">Exception: TLBInvalid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5cm" svg:height="1cm" svg:x="13.5cm" svg:y="10.9cm">
          <text:p text:style-name="P1"><text:span text:style-name="T1">Exception: TLBInvalid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5cm" svg:height="1cm" svg:x="13.4cm" svg:y="12.5cm">
          <text:p text:style-name="P1"><text:span text:style-name="T1">Exception: TLBRefill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5cm" svg:x2="13.5cm" svg:y2="5cm">
          <text:p/>
        </draw:line>
        <draw:frame draw:style-name="gr4" draw:text-style-name="P6" draw:layer="layout" svg:width="1.637cm" svg:height="0.64cm" svg:x="11.5cm" svg:y="4.431cm">
          <draw:text-box>
            <text:p><text:span text:style-name="T4">hit[v=0]</text:span></text:p>
          </draw:text-box>
        </draw:frame>
        <draw:line draw:style-name="gr3" draw:text-style-name="P1" draw:layer="layout" svg:x1="11.5cm" svg:y1="11.4cm" svg:x2="13.5cm" svg:y2="11.4cm">
          <text:p/>
        </draw:line>
        <draw:frame draw:style-name="gr4" draw:text-style-name="P6" draw:layer="layout" svg:width="1.637cm" svg:height="0.64cm" svg:x="11.5cm" svg:y="10.831cm">
          <draw:text-box>
            <text:p><text:span text:style-name="T4">hit[v=0]</text:span></text:p>
          </draw:text-box>
        </draw:frame>
        <draw:line draw:style-name="gr3" draw:text-style-name="P1" draw:layer="layout" svg:x1="11.5cm" svg:y1="13cm" svg:x2="13.5cm" svg:y2="13cm">
          <text:p/>
        </draw:line>
        <draw:frame draw:style-name="gr4" draw:text-style-name="P7" draw:layer="layout" svg:width="1.374cm" svg:height="0.725cm" svg:x="11.6cm" svg:y="12.431cm">
          <draw:text-box>
            <text:p><text:span text:style-name="T2">miss</text:span></text:p>
          </draw:text-box>
        </draw:frame>
        <draw:rect draw:style-name="gr1" draw:text-style-name="P2" draw:layer="layout" svg:width="0.657cm" svg:height="3.3cm" svg:x="18.001cm" svg:y="6.6cm">
          <text:p text:style-name="P1"><text:span text:style-name="T1">PA</text:span></text:p>
        </draw:rect>
        <draw:line draw:style-name="gr3" draw:text-style-name="P1" draw:layer="layout" svg:x1="11.5cm" svg:y1="7cm" svg:x2="18cm" svg:y2="7cm">
          <text:p/>
        </draw:line>
        <draw:line draw:style-name="gr3" draw:text-style-name="P1" draw:layer="layout" svg:x1="2cm" svg:y1="8.6cm" svg:x2="18cm" svg:y2="8.6cm">
          <text:p/>
        </draw:line>
        <draw:line draw:style-name="gr3" draw:text-style-name="P1" draw:layer="layout" svg:x1="11.5cm" svg:y1="9.7cm" svg:x2="18cm" svg:y2="9.7cm">
          <text:p/>
        </draw:line>
        <draw:frame draw:style-name="gr4" draw:text-style-name="P6" draw:layer="layout" svg:width="1.637cm" svg:height="0.64cm" svg:x="11.501cm" svg:y="6.431cm">
          <draw:text-box>
            <text:p><text:span text:style-name="T4">hit[v=1]</text:span></text:p>
          </draw:text-box>
        </draw:frame>
        <draw:frame draw:style-name="gr4" draw:text-style-name="P6" draw:layer="layout" svg:width="1.637cm" svg:height="0.64cm" svg:x="11.502cm" svg:y="9.131cm">
          <draw:text-box>
            <text:p><text:span text:style-name="T4">hit[v=1]</text:span></text:p>
          </draw:text-box>
        </draw:frame>
        <draw:frame draw:style-name="gr4" draw:text-style-name="P4" draw:layer="layout" svg:width="1.213cm" svg:height="0.569cm" svg:x="1.898cm" svg:y="8.532cm">
          <draw:text-box>
            <text:p><text:span text:style-name="T3">[12:0]</text:span></text:p>
          </draw:text-box>
        </draw:frame>
        <draw:frame draw:style-name="gr4" draw:text-style-name="P4" draw:layer="layout" svg:width="1.213cm" svg:height="0.569cm" svg:x="16.527cm" svg:y="8cm">
          <draw:text-box>
            <text:p><text:span text:style-name="T3">[12:0]</text:span></text:p>
          </draw:text-box>
        </draw:frame>
        <draw:frame draw:style-name="gr4" draw:text-style-name="P4" draw:layer="layout" svg:width="1.37cm" svg:height="0.569cm" svg:x="16.428cm" svg:y="6.401cm">
          <draw:text-box>
            <text:p><text:span text:style-name="T3">[39:13]</text:span></text:p>
          </draw:text-box>
        </draw:frame>
        <draw:frame draw:style-name="gr4" draw:text-style-name="P4" draw:layer="layout" svg:width="1.37cm" svg:height="0.569cm" svg:x="16.428cm" svg:y="9.102cm">
          <draw:text-box>
            <text:p><text:span text:style-name="T3">[39:1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09T11:39:22.65</meta:creation-date>
    <dc:date>2010-03-10T12:21:35.30</dc:date>
    <dc:creator>Ivan Ivanov</dc:creator>
    <meta:editing-duration>PT01H41M35S</meta:editing-duration>
    <meta:editing-cycles>8</meta:editing-cycles>
    <meta:generator>OpenOffice.org/3.0$Win32 OpenOffice.org_project/300m9$Build-9358</meta:generator>
    <meta:document-statistic meta:object-count="54"/>
  </office:meta>
</office:document-meta>
</file>